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951in" table:align="left"/>
    </style:style>
    <style:style style:name="Table1.A" style:family="table-column">
      <style:table-column-properties style:column-width="6.2951in"/>
    </style:style>
    <style:style style:name="Table1.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able_20_Contents">
      <style:paragraph-properties fo:margin-top="0in" fo:margin-bottom="0in" loext:contextual-spacing="false" fo:line-height="138%" fo:text-align="justify" style:justify-single-word="false" style:writing-mode="lr-tb"/>
    </style:style>
    <style:style style:name="P4" style:family="paragraph" style:parent-style-name="Text_20_body">
      <style:paragraph-properties fo:margin-top="0in" fo:margin-bottom="0in" loext:contextual-spacing="false"/>
    </style:style>
    <style:style style:name="P5" style:family="paragraph" style:parent-style-name="Text_20_body">
      <style:paragraph-properties fo:text-align="justify" style:justify-single-word="false"/>
    </style:style>
    <style:style style:name="P6" style:family="paragraph" style:parent-style-name="Table_20_Contents">
      <style:paragraph-properties fo:margin-left="0.0209in" fo:margin-right="0in" fo:margin-top="0.0398in" fo:margin-bottom="0.0398in" loext:contextual-spacing="false" fo:line-height="120%" fo:text-align="justify" style:justify-single-word="false" fo:text-indent="0in" style:auto-text-indent="false" style:writing-mode="lr-tb"/>
    </style:style>
    <style:style style:name="P7"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top="0.0398in" fo:margin-bottom="0.1366in" loext:contextual-spacing="false" fo:text-align="justify" style:justify-single-word="false"/>
    </style:style>
    <style:style style:name="P9" style:family="paragraph" style:parent-style-name="Text_20_body">
      <style:paragraph-properties fo:margin-top="0.0398in" fo:margin-bottom="0.0398in" loext:contextual-spacing="false" fo:line-height="138%" fo:text-align="justify" style:justify-single-word="false" style:writing-mode="lr-tb"/>
    </style:style>
    <style:style style:name="P10" style:family="paragraph" style:parent-style-name="Text_20_body">
      <style:paragraph-properties fo:margin-top="0.0398in" fo:margin-bottom="0.0398in" loext:contextual-spacing="false" fo:line-height="138%" fo:text-align="center" style:justify-single-word="false" style:writing-mode="lr-tb"/>
    </style:style>
    <style:style style:name="P11" style:family="paragraph" style:parent-style-name="Text_20_body">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4029fc"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436ab4"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4a12d0"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4a12d0"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10"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yecto </text:span><text:span text:style-name="T5">4</text:span><text:span text:style-name="T3">.</text:span><text:span text:style-name="T1"> </text:span><text:span text:style-name="T5">No, no y no</text:span></text:p>
      <text:p text:style-name="P8"><text:span text:style-name="T7">Mirá</text:span><text:span text:style-name="T6"> el código que ya viene hecho</text:span><text:span text:style-name="T7">;</text:span><text:span text:style-name="T6"> tenés que completarlo para ayudar al entrenador de fútbol a terminar de armar la línea de pelotas para que Beto pueda entrenar. La idea es que el entrenador recorre la línea de pelotas y en cada lugar, pone una pelota solamente si </text:span><text:span text:style-name="T10">no</text:span><text:span text:style-name="T12"> </text:span><text:span text:style-name="T6">hay una; si ya hay una pelota, no hace nada. Vas a tener que definir el procedimiento que falta y completar el programa principal. Como ayuda, te damos el procedimiento primitivo </text:span><text:span text:style-name="T11">AgregarPelota</text:span><text:span text:style-name="T6">, la función primitiva </text:span><text:span text:style-name="T11">hayPelota</text:span><text:span text:style-name="T12"> </text:span><text:span text:style-name="T6">y uno de los procedimientos que resuelven el problema ya definido.</text:span></text:p>
      <text:p text:style-name="P2">Te mostramos algunos tableros iniciales posibles:</text:p>
      <text:p text:style-name="P10"><text:span text:style-name="T12"><draw:frame draw:style-name="fr1" draw:name="Image1" text:anchor-type="as-char" svg:width="2.4252in" svg:height="1.3583in" draw:z-index="0"><draw:image xlink:href="https://lh3.googleusercontent.com/nKFksngpmAqTstYuNJlmvi5VNyBWryZ9FHQ_rEaEZlEzBiHYr_MTJ7TL4tnwRW7yPs0pHCPxaO-34VAYi2xLf5zk1UNi2kUUe3eBrP0SCGWYCI4z3cXviWrGAoz0mHBYEKufTNbh" xlink:type="simple" xlink:show="embed" xlink:actuate="onLoad" loext:mime-type="image/png"/><svg:title>NoNoYNo-1-inicial.png</svg:title></draw:frame></text:span><text:span text:style-name="T12"><text:s text:c="17"/></text:span><text:span text:style-name="T12"><draw:frame draw:style-name="fr1" draw:name="Image2" text:anchor-type="as-char" svg:width="2.4252in" svg:height="1.3665in" draw:z-index="1"><draw:image xlink:href="https://lh5.googleusercontent.com/42lmZNdVikuwOHvRcuYMo97hlJ8cizQ_8bi9krbCzArLk1hnWfwOBfwGEHQHSVKybv9_X2gGORu6qrY0XnHRQmbdzD1qu1wTROAurmvuuQZSH8yCEmf_4bx4X-pZ_p7471ePjnTF" xlink:type="simple" xlink:show="embed" xlink:actuate="onLoad" loext:mime-type="image/png"/><svg:title>NoNoYNo-2-inicial.png</svg:title></draw:frame></text:span></text:p>
      <text:p text:style-name="P2">y también el tablero final para todos los casos:</text:p>
      <text:p text:style-name="P11"><draw:frame draw:style-name="fr1" draw:name="Image5" text:anchor-type="as-char" svg:width="2.4252in" svg:height="1.3583in" draw:z-index="2"><draw:image xlink:href="https://lh4.googleusercontent.com/TAAVR1IKiGo0pwEhOlTNYaAFPdaOkKID7FddS5MORtJIMWdpDSGNvug9IVUEzxntZyYQIkNOTu6REqjQahV6uAgrSTBD2zAeh6IqTgmP4jU2nyPI0hhQHSYySYfsihPC6ZnJQRA5" xlink:type="simple" xlink:show="embed" xlink:actuate="onLoad" loext:mime-type="image/png"/><svg:title>NoNoYNo-final.png</svg:title></draw:frame></text:p>
      <text:p text:style-name="P9"><text:span text:style-name="T6">Al tratar de definir </text:span><text:span text:style-name="T11">AgregarPelotaSiHaceFalta</text:span><text:span text:style-name="T6">, ¿qué es lo que hay que hacer? ¡Ojo! Si agregás una pelota donde ya había una… ¡BOOM! Lo más importante que tenés que hacer es, entonces, decidir la condición para ver si agregar o no: vas a necesitar un operador nuevo; buscá en la caja de herramientas. Acordate: solamente tenés que agregar si </text:span><text:span text:style-name="T10">no </text:span><text:span text:style-name="T6">hay pelota.</text:span></text:p>
      <table:table table:name="Table1" table:style-name="Table1">
        <table:table-column table:style-name="Table1.A"/>
        <table:table-row>
          <table:table-cell table:style-name="Table1.A1" office:value-type="string">
            <text:p text:style-name="P6"><text:span text:style-name="T8">Pastilla:</text:span><text:span text:style-name="T12"> </text:span><text:span text:style-name="T9">Para tener en cuenta</text:span></text:p>
            <text:p text:style-name="P3"><text:span text:style-name="T6">Fijate que el procedimiento </text:span><text:span text:style-name="T11">CompletarLaFilaDePelotas</text:span><text:span text:style-name="T12"> </text:span><text:span text:style-name="T6">está hecho con una repetición, y considera al caso de borde, es decir, el último caso que consideramos por separado por ser levemente diferente, tal cual hiciste vos en la actividad </text:span><text:span text:style-name="T12">“</text:span><text:span text:style-name="T10">Candela, ¡me quemo!”</text:span><text:span text:style-name="T6">. Es importante que te acuerdes de estos detalles cuando hagas todo el programa por tu cuenta.</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07T20:48:29.441000000</dc:date>
    <meta:editing-duration>PT4H28M43S</meta:editing-duration>
    <meta:editing-cycles>50</meta:editing-cycles>
    <meta:generator>LibreOffice/6.1.0.3$Windows_X86_64 LibreOffice_project/efb621ed25068d70781dc026f7e9c5187a4decd1</meta:generator>
    <meta:document-statistic meta:table-count="1" meta:image-count="3" meta:object-count="0" meta:page-count="1" meta:paragraph-count="9" meta:word-count="239" meta:character-count="1432" meta:non-whitespace-character-count="1183"/>
  </office:meta>
</office:document-meta>
</file>